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FT NOTES</text:p>
      <text:p text:style-name="Standard"/>
      <text:p text:style-name="Standard">Parameterization:- </text:p>
      <text:p text:style-name="Standard"><text:tab/>We can use Variables or Constants, or Arguments, or Environment variables or </text:p>
      <text:p text:style-name="Standard"><text:tab/>Data table <text:s/>or Action Parameters or Dictionary keys</text:p>
      <text:p text:style-name="Standard"><text:tab/>Test levels use Variables</text:p>
      <text:p text:style-name="Standard"><text:tab/>Function level use Arguments</text:p>
      <text:p text:style-name="Standard">Loop Statements</text:p>
      <text:p text:style-name="Standard"><text:tab/>Can generate Sequential numbers (1,2,3,4)</text:p>
      <text:p text:style-name="Standard"><text:tab/>Can generate Logical Numbers(2,4,6........10,20,30...)</text:p>
      <text:p text:style-name="Standard">Cant Generate Desired Numbers (1,7,9)</text:p>
      <text:p text:style-name="Standard">Cant generate String type data (user, password, city name etc)</text:p>
      <text:p text:style-name="Standard"><text:tab/><text:tab/>(For I = 1 to 5 step 1</text:p>
      <text:p text:style-name="Standard"><text:tab/><text:tab/><text:tab/>Statements </text:p>
      <text:p text:style-name="Standard"><text:tab/><text:tab/>Next)</text:p>
      <text:p text:style-name="Standard"/>
      <text:p text:style-name="Standard"/>
      <text:p text:style-name="Standard"><text:tab/> <text:s/><text:tab/>(For I = 1 to 5 step 1</text:p>
      <text:p text:style-name="Standard"><text:tab/><text:tab/>If I &lt;&gt; 4 Then</text:p>
      <text:p text:style-name="Standard"><text:tab/><text:tab/><text:tab/>Statements </text:p>
      <text:p text:style-name="Standard"><text:tab/><text:tab/>End If</text:p>
      <text:p text:style-name="Standard"><text:tab/><text:tab/>Next)</text:p>
      <text:p text:style-name="Standard">Import Test Data from External Files</text:p>
      <text:p text:style-name="Standard"><text:tab/><text:tab/>Text Files</text:p>
      <text:p text:style-name="Standard"><text:tab/><text:tab/><text:tab/>First Line as Column Header</text:p>
      <text:p text:style-name="Standard"><text:tab/><text:tab/><text:tab/>Tab space is line between Columns</text:p>
      <text:p text:style-name="Standard"><text:tab/><text:tab/>Excel Files</text:p>
      <text:p text:style-name="Standard"><text:tab/><text:tab/><text:tab/>First Row consider as Column Hea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08T13:12:44.19</meta:creation-date>
    <meta:document-statistic meta:table-count="0" meta:image-count="0" meta:object-count="0" meta:page-count="1" meta:paragraph-count="25" meta:word-count="111" meta:character-count="706"/>
    <dc:date>2017-06-08T16:38:37.98</dc:date>
    <meta:editing-duration>PT7M59S</meta:editing-duration>
    <meta:editing-cycles>1</meta:editing-cycles>
    <meta:generator>OpenOffice/4.1.3$Win32 OpenOffice.org_project/413m1$Build-9783</meta:generator>
  </office:meta>
</office:document-meta>
</file>